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c76cf" officeooo:paragraph-rsid="001c76c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c76cf" officeooo:paragraph-rsid="001c76cf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e52d9" officeooo:paragraph-rsid="001e52d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e52d9" officeooo:paragraph-rsid="001e52d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f476b" officeooo:paragraph-rsid="001f476b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f476b" officeooo:paragraph-rsid="001f476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52d9"/>
    </style:style>
    <style:style style:name="T3" style:family="text">
      <style:text-properties officeooo:rsid="001f47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ьюи Ларго</text:p>
      <text:p text:style-name="P1"/>
      <text:p text:style-name="P3">«Под градусом ч.1»</text:p>
      <text:p text:style-name="P2">Ларго: В «Лото и спирте» есть всё. Если чувствуешь что тебе сегодня повезёт, покупай лотерейные билеты, ну а если ты идешь по черной полосе жизни, то бухло у нас тоже имеется.</text:p>
      <text:p text:style-name="P2"/>
      <text:p text:style-name="P2">Лиза: Мистер Ларго, а разве с мистером Смитерсом не должны работать над <text:span text:style-name="T3">ежегодном</text:span> мюзиклом?</text:p>
      <text:p text:style-name="P2"/>
      <text:p text:style-name="P2">Лиза: Он пишет стихи, а вы читаете музыку. Вы же «Гилберг и Слливан» начальной школы <text:span text:style-name="T3">Спрингфилда</text:span>, если так можно выразиться.</text:p>
      <text:p text:style-name="P2"/>
      <text:p text:style-name="P2">Ларго: Этот человек сводит меня с ума! Каждый год он сочиняет мюзикл об <text:span text:style-name="T3">игрушках-трансформаторах.</text:span></text:p>
      <text:p text:style-name="P2"/>
      <text:p text:style-name="P2">Ларго «Малибу Стейси: Мюзикл», «Песня Сержанта Активного». «<text:span text:style-name="T3">Прическа</text:span> Малибу Стейси: Рок мюзикл о любви». Скукотища!</text:p>
      <text:p text:style-name="P2"/>
      <text:p text:style-name="P2">Ларго: А теперь прошу меня извинить, я хочу скрыться недрах алкогольного супермаркета.</text:p>
      <text:p text:style-name="P2"/>
      <text:p text:style-name="P2">Задание: Отправить Ларго играть в лотерею и глушить спирт.</text:p>
      <text:p text:style-name="P2"/>
      <text:p text:style-name="P2">-----------------------------------------------------------------------------------------------------------------------</text:p>
      <text:p text:style-name="P1">«<text:span text:style-name="T2">Под градусом ч.2»</text:span></text:p>
      <text:p text:style-name="P2">Ларго: Ни один из моих лотерейных билетов не выиграл, но пивная Шато Бухарест 2014 из картонной коробки, ты всё равно чувствуешь себя победителем.</text:p>
      <text:p text:style-name="P2"/>
      <text:p text:style-name="P4">Смитерс: Дьюи, Вэлон, мы с <text:span text:style-name="T3">удовольствием</text:span> выслушаем ваши предложения по <text:span text:style-name="T3">мюзиклу.</text:span></text:p>
      <text:p text:style-name="P4"/>
      <text:p text:style-name="P4">Пом.симтерса: Ну что ж, Малибу Стейси получает дорожный фургон.</text:p>
      <text:p text:style-name="P4"/>
      <text:p text:style-name="P4">Ларго: Нет! Я отказываюсь ставить ещё один мюзикл про Малибу Стейси.</text:p>
      <text:p text:style-name="P4"/>
      <text:p text:style-name="P4">Пом.смитерса: Я пишу о том, что мне нравится, а я люблю её наряжать.</text:p>
      <text:p text:style-name="P4"/>
      <text:p text:style-name="P4">Нач.скинера из универа: Скин-н-н-ненер! Мюзикл — наш самый большой шанс собрать побольше денег. Заставь музыкантов проявить творчество!</text:p>
      <text:p text:style-name="P4"/>
      <text:p text:style-name="P4">Ларго: Ни за что! Я хочу чего-то большего, эмоцианального, настоящего…</text:p>
      <text:p text:style-name="P4"/>
      <text:p text:style-name="P4">Пом.скиннера: Малибу Стейси Большая <text:span text:style-name="T1">всхлипывает</text:span> Ну вот, из-за тебя я расчувствовался!</text:p>
      <text:p text:style-name="P4"/>
      <text:p text:style-name="P4">Ларго: Пока Смитерс не придумает что-ни<text:span text:style-name="T3">б</text:span>уд<text:span text:style-name="T3">ь</text:span> стоящее, я в этом не <text:span text:style-name="T3">участвую</text:span>!</text:p>
      <text:p text:style-name="P4"/>
      <text:p text:style-name="P4">Ларго: А теперь прошу меня извинить, я собираюсь притвориться, что ставлю «Маму Мию» в средней школе.</text:p>
      <text:p text:style-name="P4"/>
      <text:p text:style-name="P4">Задание: Отправить Ларго дирижировать без оркестра.</text:p>
      <text:p text:style-name="P4"/>
      <text:p text:style-name="P4">------------------------------------------------------------------------------------------------------------------------</text:p>
      <text:p text:style-name="P3"/>
      <text:p text:style-name="P6"><text:soft-page-break/>«Под градусом ч.3»</text:p>
      <text:p text:style-name="P5">Лиза: Директор Скиннер, мы можем провести репетицию, пока мистер Ларго сражается с собственными демонами?</text:p>
      <text:p text:style-name="P5"/>
      <text:p text:style-name="P5">Скиннер: Боюсь, это невозможно, Лиза. Без присмотра я могу разрешить вам репитировать только на воздушных интсрументах, таких, как воздушный саксафон или трекгольник.</text:p>
      <text:p text:style-name="P5"/>
      <text:p text:style-name="P5">Милхаус: Наконец-то иснтсрумент, в который не попадут мои брови.</text:p>
      <text:p text:style-name="P5"/>
      <text:p text:style-name="P5">Задания: Достичь 9-го уровня и построить начальную школу Спрингфилда.</text:p>
      <text:p text:style-name="P5">Задания: Отправить Лизу и Милхауса играть на воздушных инструментах.</text:p>
      <text:p text:style-name="P5"/>
      <text:p text:style-name="P5"/>
      <text:p text:style-name="P5"/>
      <text:p text:style-name="P5">Лиза: Мистер Смитерс и Мистер Ларго сильно злы друг на друга. Не думаю, что они когда-нибудь захотят снова рабботать вместе.</text:p>
      <text:p text:style-name="P5"/>
      <text:p text:style-name="P5">Мардж: Может, мы сможем что-нибудь придумать. Созовём семейный совет.</text:p>
      <text:p text:style-name="P5"/>
      <text:p text:style-name="P5">Мардж: Пойди скажи брату. Я загляну к Мо и заберу Гомера.</text:p>
      <text:p text:style-name="P5"/>
      <text:p text:style-name="P5">Лиза: Ты считаешь, папа уйдет от Мо ради семейного совета?</text:p>
      <text:p text:style-name="P5"/>
      <text:p text:style-name="P5">Мардж: Уйдет, если я скажу, что у нас прорвало трубу.</text:p>
      <text:p text:style-name="P5"/>
      <text:p text:style-name="P5">Лиза: И из крана течёт сыр для начо?</text:p>
      <text:p text:style-name="P5"/>
      <text:p text:style-name="P5">Мардж: Верно!</text:p>
      <text:p text:style-name="P5"/>
      <text:p text:style-name="P5">Задание: Достичь 15 уровня и построить таверну Мо</text:p>
      <text:p text:style-name="P5">Задание: Заставить Лизу созвать семейный совет</text:p>
      <text:p text:style-name="P5">Задание Заставить Симпсонов учавствовать в семейном совете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9T21:28:00.042403292</meta:creation-date>
    <dc:date>2020-08-22T21:51:29.414698058</dc:date>
    <meta:editing-duration>PT8M7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2" meta:paragraph-count="39" meta:word-count="420" meta:character-count="3025" meta:non-whitespace-character-count="2643"/>
  </office:meta>
</office:document-meta>
</file>